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adornments="Book" style:font-family-generic="swiss"/>
    <style:font-face style:name="DejaVu Sans" svg:font-family="'DejaVu Sans'" style:font-adornments="Book" style:font-pitch="fixed"/>
    <style:font-face style:name="DejaVu Sans Mono3" svg:font-family="'DejaVu Sans Mono'" style:font-adornments="Book" style:font-pitch="fixed"/>
    <style:font-face style:name="DejaVu Sans Mono6" svg:font-family="'DejaVu Sans Mono'" style:font-family-generic="modern" style:font-pitch="fixed"/>
    <style:font-face style:name="DejaVu Sans Mono4" svg:font-family="'DejaVu Sans Mono'" style:font-adornments="Book" style:font-family-generic="modern" style:font-pitch="fixed"/>
    <style:font-face style:name="DejaVu Sans2" svg:font-family="'DejaVu Sans'" style:font-pitch="variable"/>
    <style:font-face style:name="DejaVu Sans1" svg:font-family="'DejaVu Sans'" style:font-adornments="Book" style:font-pitch="variable"/>
    <style:font-face style:name="DejaVu Sans Mono2" svg:font-family="'DejaVu Sans Mono'" style:font-adornments="Book" style:font-pitch="variable"/>
    <style:font-face style:name="DejaVu Sans Mono5" svg:font-family="'DejaVu Sans Mono'" style:font-family-generic="modern" style:font-pitch="variable"/>
    <style:font-face style:name="Droid Sans Devanagari1" svg:font-family="'Droid Sans Devanagari'" style:font-family-generic="modern" style:font-pitch="variable"/>
    <style:font-face style:name="Droid Sans Fallback1" svg:font-family="'Droid Sans Fallback'" style:font-family-generic="modern"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width="0.035cm" svg:stroke-color="#000000" draw:marker-start-width="0.252cm" draw:marker-end-width="0.252cm" draw:fill="none" draw:fill-color="#ffffff" draw:textarea-horizontal-align="left" draw:auto-grow-height="true" draw:auto-grow-width="true" fo:min-height="2.481cm" fo:min-width="6.098cm"/>
    </style:style>
    <style:style style:name="gr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2cm" fo:min-width="5.85cm" fo:padding-top="0.142cm" fo:padding-bottom="0.142cm" fo:padding-left="0.267cm" fo:padding-right="0.267cm"/>
    </style:style>
    <style:style style:name="gr3" style:family="graphic" style:parent-style-name="objectwithoutfill">
      <style:graphic-properties svg:stroke-width="0.035cm" svg:stroke-color="#000000" draw:marker-start-width="0.252cm" draw:marker-end="Arrow" draw:marker-end-width="0.352cm" draw:fill="none" draw:fill-color="#ffffff" draw:textarea-vertical-align="middle"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2cm" fo:min-width="9.66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2cm" fo:min-width="4.58cm"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 draw:marker-end-width="0.352cm" draw:fill="none" draw:fill-color="#ffffff" draw:textarea-vertical-align="middle" fo:padding-top="0.142cm" fo:padding-bottom="0.142cm" fo:padding-left="0.267cm" fo:padding-right="0.267cm"/>
    </style:style>
    <style:style style:name="gr7" style:family="graphic" style:parent-style-name="standard">
      <style:graphic-properties draw:stroke="none" svg:stroke-width="0.035cm" svg:stroke-color="#000000" draw:marker-start-width="0.252cm" draw:marker-end-width="0.252cm" draw:fill="none" draw:fill-color="#ffffff" fo:min-height="3.969cm"/>
    </style:style>
    <style:style style:name="gr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5.816cm" fo:padding-top="0.142cm" fo:padding-bottom="0.142cm" fo:padding-left="0.267cm" fo:padding-right="0.267cm"/>
    </style:style>
    <style:style style:name="gr9"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9.626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4.546cm" fo:padding-top="0.142cm" fo:padding-bottom="0.142cm" fo:padding-left="0.267cm" fo:padding-right="0.267cm"/>
    </style:style>
    <style:style style:name="gr1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7.116cm" fo:padding-top="0.142cm" fo:padding-bottom="0.142cm" fo:padding-left="0.267cm" fo:padding-right="0.267cm"/>
    </style:style>
    <style:style style:name="gr13" style:family="graphic" style:parent-style-name="objectwithoutfill">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14" style:family="graphic" style:parent-style-name="objectwithoutfill">
      <style:graphic-properties draw:stroke="dash" draw:stroke-dash="Fine_20_Dashed" svg:stroke-width="0.035cm" draw:marker-start-width="0.252cm" draw:marker-end="Arrow" draw:marker-end-width="0.352cm" draw:fill="none" draw:textarea-vertical-align="middle" fo:padding-top="0.142cm" fo:padding-bottom="0.142cm" fo:padding-left="0.267cm" fo:padding-right="0.267cm"/>
    </style:style>
    <style:style style:name="gr15" style:family="graphic" style:parent-style-name="standard">
      <style:graphic-properties draw:stroke="none" svg:stroke-width="0.035cm" svg:stroke-color="#000000" draw:marker-start-width="0.252cm" draw:marker-end-width="0.252cm" draw:fill="none" draw:fill-color="#ffffff" fo:min-height="6.945cm"/>
    </style:style>
    <style:style style:name="gr16" style:family="graphic" style:parent-style-name="standard">
      <style:graphic-properties draw:stroke="none" svg:stroke-width="0.035cm" svg:stroke-color="#000000" draw:marker-start-width="0.252cm" draw:marker-end-width="0.252cm" draw:fill="none" draw:fill-color="#ffffff" fo:min-height="2.544cm"/>
    </style:style>
    <style:style style:name="gr17" style:family="graphic" style:parent-style-name="standard">
      <style:graphic-properties draw:stroke="none" svg:stroke-width="0.035cm" svg:stroke-color="#000000" draw:marker-start-width="0.252cm" draw:marker-end-width="0.252cm" draw:fill="none" draw:fill-color="#ffffff" fo:min-height="4.449cm"/>
    </style:style>
    <style:style style:name="gr18" style:family="graphic" style:parent-style-name="standard">
      <style:graphic-properties draw:stroke="none" svg:stroke-width="0.035cm" svg:stroke-color="#000000" draw:marker-start-width="0.252cm" draw:marker-end-width="0.252cm" draw:fill="none" draw:fill-color="#ffffff" fo:min-height="4.465cm"/>
    </style:style>
    <style:style style:name="P1" style:family="paragraph">
      <loext:graphic-properties draw:fill="none" draw:fill-color="#ffffff"/>
      <style:text-properties fo:font-weight="bold" style:font-weight-asian="bold" style:font-weight-complex="bold"/>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loext:graphic-properties draw:fill-color="#ffffff"/>
      <style:paragraph-properties fo:text-align="center"/>
      <style:text-properties fo:font-weight="bold" style:font-weight-asian="bold" style:font-weight-complex="bold"/>
    </style:style>
    <style:style style:name="P5" style:family="paragraph">
      <loext:graphic-properties draw:fill="none" draw:fill-color="#ffffff"/>
      <style:paragraph-properties fo:text-align="center"/>
    </style:style>
    <style:style style:name="P6" style:family="paragraph">
      <style:paragraph-properties fo:text-align="justify"/>
    </style:style>
    <style:style style:name="P7" style:family="paragraph">
      <loext:graphic-properties draw:fill="none" draw:fill-color="#ffffff"/>
      <style:paragraph-properties fo:text-align="justify"/>
      <style:text-properties style:font-name="DejaVu Sans2"/>
    </style:style>
    <style:style style:name="P8" style:family="paragraph">
      <style:text-properties fo:font-size="12pt"/>
    </style:style>
    <style:style style:name="P9" style:family="paragraph">
      <loext:graphic-properties draw:fill="none" draw:fill-color="#ffffff"/>
      <style:text-properties fo:font-size="12pt" fo:font-weight="bold" style:font-weight-asian="bold" style:font-weight-complex="bold"/>
    </style:style>
    <style:style style:name="P10" style:family="paragraph">
      <style:paragraph-properties fo:text-align="center"/>
      <style:text-properties fo:font-size="12pt"/>
    </style:style>
    <style:style style:name="P11" style:family="paragraph">
      <loext:graphic-properties draw:fill-color="#ffffff"/>
      <style:paragraph-properties fo:text-align="center"/>
      <style:text-properties fo:font-size="12pt"/>
    </style:style>
    <style:style style:name="P12" style:family="paragraph">
      <loext:graphic-properties draw:fill="none"/>
      <style:paragraph-properties fo:text-align="center"/>
    </style:style>
    <style:style style:name="P13"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DejaVu Sans Mono4" style:font-name-asian="DejaVu Sans Mono4" style:font-name-complex="DejaVu Sans Mono4"/>
    </style:style>
    <style:style style:name="T3" style:family="text">
      <style:text-properties style:font-name="DejaVu Sans2"/>
    </style:style>
    <style:style style:name="T4" style:family="text">
      <style:text-properties style:font-name="DejaVu Sans3" style:font-name-asian="DejaVu Sans3" style:font-name-complex="DejaVu Sans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V11" draw:style-name="dp1" draw:master-page-name="Default">
        <draw:frame draw:style-name="gr1" draw:text-style-name="P1" draw:layer="layout" svg:width="6.598cm" svg:height="2.731cm" svg:x="1cm" svg:y="1cm">
          <draw:text-box>
            <text:p><text:span text:style-name="T1">Program Version 1:</text:span></text:p>
            <text:p><text:span text:style-name="T1">(1) middle(X, [X]).</text:span></text:p>
            <text:p><text:span text:style-name="T1">(2) middle(X, [H|T]) :-</text:span></text:p>
            <text:p><text:span text:style-name="T1">(3) <text:s text:c="2"/>append(M, [L], T),</text:span></text:p>
            <text:p><text:span text:style-name="T1">(4) <text:s text:c="2"/>middle(X, M).</text:span></text:p>
          </draw:text-box>
        </draw:frame>
        <draw:custom-shape draw:style-name="gr2" draw:text-style-name="P3" xml:id="id1" draw:id="id1" draw:layer="layout" svg:width="6.35cm" svg:height="1.27cm" svg:x="8.62cm" svg:y="4.81cm">
          <text:p text:style-name="P2">?- middle(X, [a,b,c])</text:p>
          <draw:enhanced-geometry svg:viewBox="0 0 21600 21600" draw:type="rectangle" draw:enhanced-path="M 0 0 L 21600 0 21600 21600 0 21600 0 0 Z N"/>
        </draw:custom-shape>
        <draw:custom-shape draw:style-name="gr2" draw:text-style-name="P4" xml:id="id2" draw:id="id2" draw:layer="layout" svg:width="6.35cm" svg:height="1.27cm" svg:x="8.62cm" svg:y="8.62cm">
          <text:p text:style-name="P2"><text:span text:style-name="T1">--derivation failed--</text:span></text:p>
          <draw:enhanced-geometry svg:viewBox="0 0 21600 21600" draw:type="rectangle" draw:enhanced-path="M 0 0 L 21600 0 21600 21600 0 21600 0 0 Z N"/>
        </draw:custom-shape>
        <draw:connector draw:style-name="gr3" draw:text-style-name="P5" draw:layer="layout" svg:x1="11.795cm" svg:y1="6.08cm" svg:x2="11.795cm" svg:y2="8.62cm" draw:start-shape="id1" draw:start-glue-point="2" draw:end-shape="id2" draw:end-glue-point="0" svg:d="M11795 6080v2540" svg:viewBox="0 0 1 2541">
          <text:p text:style-name="P2">(1) {<text:span text:style-name="T2">ε}</text:span> <text:s text:c="8"/></text:p>
        </draw:connector>
        <draw:custom-shape draw:style-name="gr4" draw:text-style-name="P3" xml:id="id3" draw:id="id3" draw:layer="layout" svg:width="10.16cm" svg:height="1.27cm" svg:x="16.24cm" svg:y="8.62cm">
          <text:p text:style-name="P2">:- append(M, [L], [b,c]), middle(X, M)</text:p>
          <draw:enhanced-geometry svg:viewBox="0 0 21600 21600" draw:mirror-horizontal="false" draw:mirror-vertical="false" draw:type="rectangle" draw:enhanced-path="M 0 0 L 21600 0 21600 21600 0 21600 0 0 Z N"/>
        </draw:custom-shape>
        <draw:connector draw:style-name="gr3" draw:text-style-name="P5" draw:layer="layout" svg:x1="11.795cm" svg:y1="6.08cm" svg:x2="21.32cm" svg:y2="8.62cm" draw:start-shape="id1" draw:start-glue-point="2" draw:end-shape="id3" svg:d="M11795 6080v1270h9525v1270" svg:viewBox="0 0 9526 2541">
          <text:p text:style-name="P2">(2) {H/a, T/[b,c]}</text:p>
          <text:p text:style-name="P2"/>
          <text:p text:style-name="P2"/>
        </draw:connector>
        <draw:custom-shape draw:style-name="gr5" draw:text-style-name="P3" xml:id="id4" draw:id="id4" draw:layer="layout" svg:width="5.08cm" svg:height="1.27cm" svg:x="18.78cm" svg:y="12.43cm">
          <text:p text:style-name="P2">:- middle(X, [b])</text:p>
          <draw:enhanced-geometry svg:viewBox="0 0 21600 21600" draw:mirror-horizontal="false" draw:mirror-vertical="false" draw:type="rectangle" draw:enhanced-path="M 0 0 L 21600 0 21600 21600 0 21600 0 0 Z N"/>
        </draw:custom-shape>
        <draw:connector draw:style-name="gr3" draw:text-style-name="P5" draw:layer="layout" svg:x1="21.32cm" svg:y1="9.89cm" svg:x2="21.32cm" svg:y2="12.43cm" draw:start-shape="id3" draw:start-glue-point="2" draw:end-shape="id4" draw:end-glue-point="0" svg:d="M21320 9890v2540" svg:viewBox="0 0 1 2541">
          <text:p text:style-name="P2">(3) {M/[b], L/c} <text:s text:c="17"/></text:p>
        </draw:connector>
        <draw:custom-shape draw:style-name="gr2" draw:text-style-name="P4" xml:id="id5" draw:id="id5" draw:layer="layout" svg:width="6.35cm" svg:height="1.27cm" svg:x="18.145cm" svg:y="16.24cm">
          <text:p text:style-name="P2"><text:span text:style-name="T1">--derivation success--</text:span></text:p>
          <draw:enhanced-geometry svg:viewBox="0 0 21600 21600" draw:mirror-horizontal="false" draw:mirror-vertical="false" draw:type="rectangle" draw:enhanced-path="M 0 0 L 21600 0 21600 21600 0 21600 0 0 Z N"/>
        </draw:custom-shape>
        <draw:connector draw:style-name="gr3" draw:text-style-name="P5" draw:layer="layout" svg:x1="21.32cm" svg:y1="13.7cm" svg:x2="21.32cm" svg:y2="16.24cm" draw:start-shape="id4" draw:start-glue-point="2" draw:end-shape="id5" svg:d="M21320 13700v2540" svg:viewBox="0 0 1 2541">
          <text:p text:style-name="P2">(3,1) {X/b} <text:s text:c="12"/></text:p>
        </draw:connector>
        <draw:line draw:style-name="gr6" draw:text-style-name="P5" draw:layer="layout" svg:x1="11.795cm" svg:y1="3.54cm" svg:x2="11.795cm" svg:y2="4.81cm">
          <text:p/>
        </draw:line>
        <draw:frame draw:style-name="gr7" draw:text-style-name="P7" draw:layer="layout" svg:width="13.97cm" svg:height="4.219cm" svg:x="2.27cm" svg:y="12.854cm">
          <draw:text-box>
            <text:p text:style-name="P6"><text:span text:style-name="T3">Since prolog selects potential clauses for a derivation starting from the top-most clause (e.g. (1) in this first version) and then traverses potential solutions depth-first and doing a backtrack if needed. Our version of the program will first fail to derive the (1) clause since no valid substitution could be found, which will then attempt (2), which indeed has a valid subsitution, and will continue to then apply (1) again, which this time will work and the solution/goal subsitution {X/b} will be successfully derived.</text:span></text:p>
          </draw:text-box>
        </draw:frame>
      </draw:page>
      <draw:page draw:name="V12" draw:style-name="dp1" draw:master-page-name="Default">
        <draw:frame draw:style-name="gr1" draw:text-style-name="P9" draw:layer="layout" svg:width="6.598cm" svg:height="2.731cm" svg:x="1cm" svg:y="1cm">
          <draw:text-box>
            <text:p text:style-name="P8"><text:span text:style-name="T1">Program Version 1:</text:span></text:p>
            <text:p text:style-name="P8"><text:span text:style-name="T1">(1) middle(X, [X]).</text:span></text:p>
            <text:p text:style-name="P8"><text:span text:style-name="T1">(2) middle(X, [H|T]) :-</text:span></text:p>
            <text:p text:style-name="P8"><text:span text:style-name="T1">(3) <text:s text:c="2"/>append(M, [L], T),</text:span></text:p>
            <text:p text:style-name="P8"><text:span text:style-name="T1">(4) <text:s text:c="2"/>middle(X, M).</text:span></text:p>
          </draw:text-box>
        </draw:frame>
        <draw:custom-shape draw:style-name="gr8" draw:text-style-name="P11" xml:id="id6" draw:id="id6" draw:layer="layout" svg:width="6.35cm" svg:height="1.27cm" svg:x="4.78cm" svg:y="4.81cm">
          <text:p text:style-name="P10">?- middle(a, X).</text:p>
          <draw:enhanced-geometry svg:viewBox="0 0 21600 21600" draw:mirror-horizontal="false" draw:mirror-vertical="false" draw:type="rectangle" draw:enhanced-path="M 0 0 L 21600 0 21600 21600 0 21600 0 0 Z N"/>
        </draw:custom-shape>
        <draw:line draw:style-name="gr6" draw:text-style-name="P5" draw:layer="layout" svg:x1="7.955cm" svg:y1="3.54cm" svg:x2="7.955cm" svg:y2="4.81cm">
          <text:p/>
        </draw:line>
        <draw:connector draw:style-name="gr9" draw:text-style-name="P12" draw:layer="layout" svg:x1="7.955cm" svg:y1="6.08cm" svg:x2="7.955cm" svg:y2="8.62cm" draw:start-shape="id6" draw:start-glue-point="2" draw:end-shape="id7" draw:end-glue-point="0" svg:d="M7955 6080v2540" svg:viewBox="0 0 1 2541">
          <text:p text:style-name="P2">(1) {X/a} <text:s text:c="10"/></text:p>
        </draw:connector>
        <draw:custom-shape draw:style-name="gr8" draw:text-style-name="P4" xml:id="id7" draw:id="id7" draw:layer="layout" svg:width="6.35cm" svg:height="1.27cm" svg:x="4.78cm" svg:y="8.62cm">
          <text:p text:style-name="P2"><text:span text:style-name="T1">--derivation success--</text:span></text:p>
          <draw:enhanced-geometry svg:viewBox="0 0 21600 21600" draw:mirror-horizontal="false" draw:mirror-vertical="false" draw:type="rectangle" draw:enhanced-path="M 0 0 L 21600 0 21600 21600 0 21600 0 0 Z N"/>
        </draw:custom-shape>
        <draw:custom-shape draw:style-name="gr10" draw:text-style-name="P3" xml:id="id8" draw:id="id8" draw:layer="layout" svg:width="10.16cm" svg:height="1.27cm" svg:x="12.4cm" svg:y="8.62cm">
          <text:p text:style-name="P2">:- append(M, [L], T), middle(a, M)</text:p>
          <draw:enhanced-geometry svg:viewBox="0 0 21600 21600" draw:mirror-horizontal="false" draw:mirror-vertical="false" draw:type="rectangle" draw:enhanced-path="M 0 0 L 21600 0 21600 21600 0 21600 0 0 Z N"/>
        </draw:custom-shape>
        <draw:connector draw:style-name="gr9" draw:text-style-name="P12" draw:layer="layout" svg:x1="7.955cm" svg:y1="6.08cm" svg:x2="17.48cm" svg:y2="8.62cm" draw:start-shape="id6" draw:start-glue-point="2" draw:end-shape="id8" svg:d="M7955 6080v1270h9525v1270" svg:viewBox="0 0 9526 2541">
          <text:p text:style-name="P2">(2) {<text:span text:style-name="T2">X/[H|T]</text:span>}</text:p>
          <text:p text:style-name="P2"/>
          <text:p text:style-name="P2"/>
        </draw:connector>
        <draw:custom-shape draw:style-name="gr11" draw:text-style-name="P3" xml:id="id9" draw:id="id9" draw:layer="layout" svg:width="5.08cm" svg:height="1.27cm" svg:x="14.94cm" svg:y="15.03cm">
          <text:p text:style-name="P2">:- middle(a, [a])</text:p>
          <draw:enhanced-geometry svg:viewBox="0 0 21600 21600" draw:mirror-horizontal="false" draw:mirror-vertical="false" draw:type="rectangle" draw:enhanced-path="M 0 0 L 21600 0 21600 21600 0 21600 0 0 Z N"/>
        </draw:custom-shape>
        <draw:connector draw:style-name="gr9" draw:text-style-name="P12" draw:layer="layout" svg:x1="17.48cm" svg:y1="9.89cm" svg:x2="17.48cm" svg:y2="15.03cm" draw:start-shape="id8" draw:start-glue-point="2" draw:end-shape="id9" draw:end-glue-point="0" svg:d="M17480 9890v5140" svg:viewBox="0 0 1 5141">
          <text:p text:style-name="P2">(3) {H/_A, M/[a], <text:s text:c="18"/></text:p>
          <text:p text:style-name="P2"><text:s text:c="7"/>L/[_B], T/[a,_B]} <text:s text:c="25"/></text:p>
        </draw:connector>
        <draw:custom-shape draw:style-name="gr8" draw:text-style-name="P4" xml:id="id10" draw:id="id10" draw:layer="layout" svg:width="6.35cm" svg:height="1.27cm" svg:x="14.305cm" svg:y="18.84cm">
          <text:p text:style-name="P2"><text:span text:style-name="T1">--derivation success--</text:span></text:p>
          <draw:enhanced-geometry svg:viewBox="0 0 21600 21600" draw:mirror-horizontal="false" draw:mirror-vertical="false" draw:type="rectangle" draw:enhanced-path="M 0 0 L 21600 0 21600 21600 0 21600 0 0 Z N"/>
        </draw:custom-shape>
        <draw:connector draw:style-name="gr9" draw:text-style-name="P12" draw:layer="layout" svg:x1="17.48cm" svg:y1="16.3cm" svg:x2="17.48cm" svg:y2="18.84cm" draw:start-shape="id9" draw:start-glue-point="2" draw:end-shape="id10" svg:d="M17480 16300v2540" svg:viewBox="0 0 1 2541">
          <text:p text:style-name="P2">(1) {<text:span text:style-name="T2">ε</text:span>} <text:s text:c="8"/></text:p>
        </draw:connector>
        <draw:custom-shape draw:style-name="gr12" draw:text-style-name="P4" xml:id="id11" draw:id="id11" draw:layer="layout" svg:width="7.65cm" svg:height="1.27cm" svg:x="18.78cm" svg:y="13.065cm">
          <text:p text:style-name="P2"><text:span text:style-name="T1">--infinite combinations--</text:span></text:p>
          <draw:enhanced-geometry svg:viewBox="0 0 21600 21600" draw:mirror-horizontal="false" draw:mirror-vertical="false" draw:type="rectangle" draw:enhanced-path="M 0 0 L 21600 0 21600 21600 0 21600 0 0 Z N"/>
        </draw:custom-shape>
        <draw:connector draw:style-name="gr9" draw:text-style-name="P12" draw:layer="layout" draw:line-skew="0.317cm" svg:x1="17.48cm" svg:y1="9.89cm" svg:x2="22.605cm" svg:y2="13.065cm" draw:start-shape="id8" draw:start-glue-point="2" draw:end-shape="id11" svg:d="M17480 9890v1905h5125v1270" svg:viewBox="0 0 5126 3176">
          <text:p text:style-name="P2"><text:s text:c="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9"/></text:p>
          <text:p text:style-name="P2"><text:s text:c="33"/>(3) {H/_A,</text:p>
          <text:p text:style-name="P2"><text:s text:c="35"/>M/[_B,…,a],</text:p>
          <text:p text:style-name="P2"><text:s text:c="36"/>L/[_C,…,_D],</text:p>
          <text:p text:style-name="P2"><text:s text:c="37"/>T/[_B,…,a,_C,</text:p>
          <text:p text:style-name="P2"><text:s text:c="36"/>…,_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connector>
        <draw:connector draw:style-name="gr9" draw:text-style-name="P12" draw:layer="layout" svg:x1="22.605cm" svg:y1="14.335cm" svg:x2="20.02cm" svg:y2="15.665cm" draw:start-shape="id11" draw:end-shape="id9" draw:end-glue-point="1" svg:d="M22605 14335v1330h-2585" svg:viewBox="0 0 2586 1331">
          <text:p text:style-name="P2"><text:s text:c="22"/>(1,2,3,…)</text:p>
        </draw:connector>
        <draw:line draw:style-name="gr13" draw:text-style-name="P12" draw:layer="layout" svg:x1="22.59cm" svg:y1="11.795cm" svg:x2="23.86cm" svg:y2="11.795cm">
          <text:p/>
        </draw:line>
        <draw:line draw:style-name="gr14" draw:text-style-name="P12" draw:layer="layout" svg:x1="23.86cm" svg:y1="11.795cm" svg:x2="23.86cm" svg:y2="13.065cm">
          <text:p/>
        </draw:line>
        <draw:line draw:style-name="gr13" draw:text-style-name="P12" draw:layer="layout" svg:x1="23.86cm" svg:y1="11.795cm" svg:x2="25.13cm" svg:y2="11.795cm">
          <text:p/>
        </draw:line>
        <draw:line draw:style-name="gr14" draw:text-style-name="P12" draw:layer="layout" svg:x1="25.13cm" svg:y1="11.795cm" svg:x2="25.13cm" svg:y2="13.065cm">
          <text:p/>
        </draw:line>
        <draw:line draw:style-name="gr13" draw:text-style-name="P12" draw:layer="layout" svg:x1="25.13cm" svg:y1="11.795cm" svg:x2="25.892cm" svg:y2="11.795cm">
          <text:p/>
        </draw:line>
        <draw:frame draw:style-name="gr15" draw:text-style-name="P7" draw:layer="layout" svg:width="10.16cm" svg:height="7.195cm" svg:x="2.27cm" svg:y="12.855cm">
          <draw:text-box>
            <text:p text:style-name="P6"><text:span text:style-name="T3">Since the query 'middle(a, X)' is asking for the list that has 'a' as the middle element in it, there should be infinitely many answers. First, the trivial [a] list is attempted via (1), which is successful. Thereafter, the selection rule will attempt (2), giving unnamed vars., which will then continue to attempt answer the query, which should succeed in the end since there will be the base case [a] finally. Note that infinitely many answers are given, but each one is calculated in an individual step, giving one answer each time, which will then try to substitute with another potential list, always of the following: [_A,…,a,_B…,_C].</text:span></text:p>
          </draw:text-box>
        </draw:frame>
        <draw:frame draw:style-name="gr16" draw:text-style-name="P7" draw:layer="layout" svg:width="10.16cm" svg:height="2.794cm" svg:x="15.478cm" svg:y="2.016cm">
          <draw:text-box>
            <text:p text:style-name="P6"><text:span text:style-name="T3">Since version 4 of the program is very similar it will also be handled here, the actual order of append and middle isn't important in this second case, only that the middle base case is selected first </text:span><text:span text:style-name="T4">∴ </text:span><text:span text:style-name="T3">version 4 behaves similarly.</text:span></text:p>
          </draw:text-box>
        </draw:frame>
      </draw:page>
      <draw:page draw:name="V21" draw:style-name="dp1" draw:master-page-name="Default">
        <draw:frame draw:style-name="gr1" draw:text-style-name="P1" draw:layer="layout" svg:width="6.598cm" svg:height="2.731cm" svg:x="1cm" svg:y="1.001cm">
          <draw:text-box>
            <text:p><text:span text:style-name="T1">Program Version 2:</text:span></text:p>
            <text:p><text:span text:style-name="T1">(1) middle(X, [H|T]) :-</text:span></text:p>
            <text:p><text:span text:style-name="T1">(2) <text:s text:c="2"/>append(M, [L], T),</text:span></text:p>
            <text:p><text:span text:style-name="T1">(3) <text:s text:c="2"/>middle(X, M).</text:span></text:p>
            <text:p><text:span text:style-name="T1">(4) middle(X, [X]).</text:span></text:p>
          </draw:text-box>
        </draw:frame>
        <draw:custom-shape draw:style-name="gr2" draw:text-style-name="P3" xml:id="id12" draw:id="id12" draw:layer="layout" svg:width="6.35cm" svg:height="1.27cm" svg:x="8.62cm" svg:y="4.81cm">
          <text:p text:style-name="P2">?- middle(X, [a,b,c])</text:p>
          <draw:enhanced-geometry svg:viewBox="0 0 21600 21600" draw:type="rectangle" draw:enhanced-path="M 0 0 L 21600 0 21600 21600 0 21600 0 0 Z N"/>
        </draw:custom-shape>
        <draw:custom-shape draw:style-name="gr4" draw:text-style-name="P3" xml:id="id13" draw:id="id13" draw:layer="layout" svg:width="10.16cm" svg:height="1.27cm" svg:x="6.715cm" svg:y="8.62cm">
          <text:p text:style-name="P2">:- append(M, [L], [b,c]), middle(X, M)</text:p>
          <draw:enhanced-geometry svg:viewBox="0 0 21600 21600" draw:type="rectangle" draw:enhanced-path="M 0 0 L 21600 0 21600 21600 0 21600 0 0 Z N"/>
        </draw:custom-shape>
        <draw:connector draw:style-name="gr3" draw:text-style-name="P5" draw:layer="layout" svg:x1="11.795cm" svg:y1="6.08cm" svg:x2="11.795cm" svg:y2="8.62cm" draw:start-shape="id12" draw:start-glue-point="2" draw:end-shape="id13" svg:d="M11795 6080v2540" svg:viewBox="0 0 1 2541">
          <text:p text:style-name="P2"/>
          <text:p text:style-name="P2"/>
          <text:p text:style-name="P2">(1) {H/a, T/[b,c]} <text:s text:c="20"/></text:p>
          <text:p text:style-name="P2"/>
          <text:p text:style-name="P2"/>
        </draw:connector>
        <draw:custom-shape draw:style-name="gr5" draw:text-style-name="P3" xml:id="id14" draw:id="id14" draw:layer="layout" svg:width="5.08cm" svg:height="1.27cm" svg:x="9.255cm" svg:y="12.43cm">
          <text:p text:style-name="P2">:- middle(X, [b])</text:p>
          <draw:enhanced-geometry svg:viewBox="0 0 21600 21600" draw:type="rectangle" draw:enhanced-path="M 0 0 L 21600 0 21600 21600 0 21600 0 0 Z N"/>
        </draw:custom-shape>
        <draw:connector draw:style-name="gr3" draw:text-style-name="P5" draw:layer="layout" svg:x1="11.795cm" svg:y1="9.89cm" svg:x2="11.795cm" svg:y2="12.43cm" draw:start-shape="id13" draw:start-glue-point="2" draw:end-shape="id14" draw:end-glue-point="0" svg:d="M11795 9890v2540" svg:viewBox="0 0 1 2541">
          <text:p text:style-name="P2">(2) {M/[b], L/c} <text:s text:c="17"/></text:p>
        </draw:connector>
        <draw:custom-shape draw:style-name="gr2" draw:text-style-name="P4" xml:id="id15" draw:id="id15" draw:layer="layout" svg:width="6.35cm" svg:height="1.27cm" svg:x="8.62cm" svg:y="16.24cm">
          <text:p text:style-name="P2"><text:span text:style-name="T1">--derivation success--</text:span></text:p>
          <draw:enhanced-geometry svg:viewBox="0 0 21600 21600" draw:type="rectangle" draw:enhanced-path="M 0 0 L 21600 0 21600 21600 0 21600 0 0 Z N"/>
        </draw:custom-shape>
        <draw:connector draw:style-name="gr3" draw:text-style-name="P5" draw:layer="layout" svg:x1="11.795cm" svg:y1="13.7cm" svg:x2="11.795cm" svg:y2="16.24cm" draw:start-shape="id14" draw:start-glue-point="2" draw:end-shape="id15" svg:d="M11795 13700v2540" svg:viewBox="0 0 1 2541">
          <text:p text:style-name="P2">(3,4) {X/b} <text:s text:c="12"/></text:p>
        </draw:connector>
        <draw:line draw:style-name="gr6" draw:text-style-name="P5" draw:layer="layout" svg:x1="11.795cm" svg:y1="3.54cm" svg:x2="11.795cm" svg:y2="4.81cm">
          <text:p/>
        </draw:line>
        <draw:custom-shape draw:style-name="gr2" draw:text-style-name="P4" xml:id="id16" draw:id="id16" draw:layer="layout" svg:width="6.35cm" svg:height="1.27cm" svg:x="18.78cm" svg:y="8.62cm">
          <text:p text:style-name="P2"><text:span text:style-name="T1">--derivation failed--</text:span></text:p>
          <draw:enhanced-geometry svg:viewBox="0 0 21600 21600" draw:type="rectangle" draw:enhanced-path="M 0 0 L 21600 0 21600 21600 0 21600 0 0 Z N"/>
        </draw:custom-shape>
        <draw:connector draw:style-name="gr3" draw:text-style-name="P5" draw:layer="layout" svg:x1="11.795cm" svg:y1="6.08cm" svg:x2="21.955cm" svg:y2="8.62cm" draw:start-shape="id12" draw:start-glue-point="2" draw:end-shape="id16" draw:end-glue-point="0" svg:d="M11795 6080v1270h10160v1270" svg:viewBox="0 0 10161 2541">
          <text:p text:style-name="P2">(4) {<text:span text:style-name="T2">ε}</text:span></text:p>
          <text:p text:style-name="P2"><text:span text:style-name="T2"/></text:p>
          <text:p text:style-name="P2"><text:span text:style-name="T2"/></text:p>
        </draw:connector>
        <draw:frame draw:style-name="gr7" draw:text-style-name="P7" draw:layer="layout" svg:width="8.89cm" svg:height="4.219cm" svg:x="16.24cm" svg:y="12.43cm">
          <draw:text-box>
            <text:p text:style-name="P6"><text:span text:style-name="T3">Similar to the first version of the prog., the query will succeed, and the tree it-self wil look quite similar, but rotated. Instead of first failing the derivation, it will succeed in deriving the answer in its first try. This happens, as has been said before, because of the selection strategy being implemented by Prolog.</text:span></text:p>
          </draw:text-box>
        </draw:frame>
      </draw:page>
      <draw:page draw:name="V22" draw:style-name="dp1" draw:master-page-name="Default">
        <draw:custom-shape draw:style-name="gr8" draw:text-style-name="P11" xml:id="id17" draw:id="id17" draw:layer="layout" svg:width="6.35cm" svg:height="1.27cm" svg:x="4.81cm" svg:y="4.81cm">
          <text:p text:style-name="P10">?- middle(a, X).</text:p>
          <draw:enhanced-geometry svg:viewBox="0 0 21600 21600" draw:mirror-horizontal="false" draw:mirror-vertical="false" draw:type="rectangle" draw:enhanced-path="M 0 0 L 21600 0 21600 21600 0 21600 0 0 Z N"/>
        </draw:custom-shape>
        <draw:line draw:style-name="gr6" draw:text-style-name="P5" draw:layer="layout" svg:x1="7.955cm" svg:y1="3.54cm" svg:x2="7.955cm" svg:y2="4.81cm">
          <text:p/>
        </draw:line>
        <draw:connector draw:style-name="gr9" draw:text-style-name="P12" draw:layer="layout" svg:x1="7.985cm" svg:y1="6.08cm" svg:x2="20.685cm" svg:y2="8.62cm" draw:start-shape="id17" draw:start-glue-point="2" draw:end-shape="id18" draw:end-glue-point="0" svg:d="M7985 6080v1270h12700v1270" svg:viewBox="0 0 12701 2541">
          <text:p text:style-name="P2">(1) {X/a}</text:p>
          <text:p text:style-name="P2"/>
          <text:p text:style-name="P2"><text:s text:c="11"/></text:p>
        </draw:connector>
        <draw:custom-shape draw:style-name="gr8" draw:text-style-name="P13" xml:id="id18" draw:id="id18" draw:layer="layout" svg:width="6.35cm" svg:height="1.27cm" svg:x="17.51cm" svg:y="8.62cm">
          <text:p text:style-name="P10"><text:span text:style-name="T1">--derivation success--</text:span></text:p>
          <draw:enhanced-geometry svg:viewBox="0 0 21600 21600" draw:mirror-horizontal="false" draw:mirror-vertical="false" draw:type="rectangle" draw:enhanced-path="M 0 0 L 21600 0 21600 21600 0 21600 0 0 Z N"/>
        </draw:custom-shape>
        <draw:custom-shape draw:style-name="gr10" draw:text-style-name="P11" xml:id="id19" draw:id="id19" draw:layer="layout" svg:width="10.16cm" svg:height="1.27cm" svg:x="2.905cm" svg:y="8.62cm">
          <text:p text:style-name="P10">:- append(M, [L], T), middle(a, M)</text:p>
          <draw:enhanced-geometry svg:viewBox="0 0 21600 21600" draw:mirror-horizontal="false" draw:mirror-vertical="false" draw:type="rectangle" draw:enhanced-path="M 0 0 L 21600 0 21600 21600 0 21600 0 0 Z N"/>
        </draw:custom-shape>
        <draw:connector draw:style-name="gr9" draw:text-style-name="P12" draw:layer="layout" svg:x1="7.985cm" svg:y1="6.08cm" svg:x2="7.985cm" svg:y2="8.62cm" draw:start-shape="id17" draw:start-glue-point="2" draw:end-shape="id19" svg:d="M7985 6080v2540" svg:viewBox="0 0 1 2541">
          <text:p text:style-name="P2">(2) {<text:span text:style-name="T2">X/[H|T]</text:span>} <text:s text:c="14"/></text:p>
          <text:p text:style-name="P2"/>
          <text:p text:style-name="P2"/>
        </draw:connector>
        <draw:custom-shape draw:style-name="gr11" draw:text-style-name="P11" xml:id="id20" draw:id="id20" draw:layer="layout" svg:width="5.08cm" svg:height="1.27cm" svg:x="5.445cm" svg:y="15.03cm">
          <text:p text:style-name="P10">:- middle(a, [a])</text:p>
          <draw:enhanced-geometry svg:viewBox="0 0 21600 21600" draw:mirror-horizontal="false" draw:mirror-vertical="false" draw:type="rectangle" draw:enhanced-path="M 0 0 L 21600 0 21600 21600 0 21600 0 0 Z N"/>
        </draw:custom-shape>
        <draw:connector draw:style-name="gr9" draw:text-style-name="P12" draw:layer="layout" svg:x1="7.985cm" svg:y1="9.89cm" svg:x2="7.985cm" svg:y2="15.03cm" draw:start-shape="id19" draw:start-glue-point="2" draw:end-shape="id20" draw:end-glue-point="0" svg:d="M7985 9890v5140" svg:viewBox="0 0 1 5141">
          <text:p text:style-name="P2">(3) {H/_A, M/[a], <text:s text:c="18"/></text:p>
          <text:p text:style-name="P2"><text:s text:c="7"/>L/[_B], T/[a,_B]} <text:s text:c="25"/></text:p>
        </draw:connector>
        <draw:custom-shape draw:style-name="gr8" draw:text-style-name="P13" xml:id="id21" draw:id="id21" draw:layer="layout" svg:width="6.35cm" svg:height="1.27cm" svg:x="4.81cm" svg:y="18.84cm">
          <text:p text:style-name="P10"><text:span text:style-name="T1">--derivation success--</text:span></text:p>
          <draw:enhanced-geometry svg:viewBox="0 0 21600 21600" draw:mirror-horizontal="false" draw:mirror-vertical="false" draw:type="rectangle" draw:enhanced-path="M 0 0 L 21600 0 21600 21600 0 21600 0 0 Z N"/>
        </draw:custom-shape>
        <draw:connector draw:style-name="gr9" draw:text-style-name="P12" draw:layer="layout" svg:x1="7.985cm" svg:y1="16.3cm" svg:x2="7.985cm" svg:y2="18.84cm" draw:start-shape="id20" draw:start-glue-point="2" draw:end-shape="id21" svg:d="M7985 16300v2540" svg:viewBox="0 0 1 2541">
          <text:p text:style-name="P2">(1) {<text:span text:style-name="T2">ε</text:span>} <text:s text:c="8"/></text:p>
        </draw:connector>
        <draw:custom-shape draw:style-name="gr12" draw:text-style-name="P13" xml:id="id22" draw:id="id22" draw:layer="layout" svg:width="7.65cm" svg:height="1.27cm" svg:x="9.285cm" svg:y="13.065cm">
          <text:p text:style-name="P10"><text:span text:style-name="T1">--infinite combinations--</text:span></text:p>
          <draw:enhanced-geometry svg:viewBox="0 0 21600 21600" draw:mirror-horizontal="false" draw:mirror-vertical="false" draw:type="rectangle" draw:enhanced-path="M 0 0 L 21600 0 21600 21600 0 21600 0 0 Z N"/>
        </draw:custom-shape>
        <draw:connector draw:style-name="gr9" draw:text-style-name="P12" draw:layer="layout" draw:line-skew="0.317cm" svg:x1="7.985cm" svg:y1="9.89cm" svg:x2="13.11cm" svg:y2="13.065cm" draw:start-shape="id19" draw:start-glue-point="2" draw:end-shape="id22" svg:d="M7985 9890v1905h5125v1270" svg:viewBox="0 0 5126 3176">
          <text:p text:style-name="P2"><text:s text:c="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9"/></text:p>
          <text:p text:style-name="P2"><text:s text:c="33"/>(3) {H/_A,</text:p>
          <text:p text:style-name="P2"><text:s text:c="35"/>M/[_B,…,a],</text:p>
          <text:p text:style-name="P2"><text:s text:c="36"/>L/[_C,…,_D],</text:p>
          <text:p text:style-name="P2"><text:s text:c="37"/>T/[_B,…,a,_C,</text:p>
          <text:p text:style-name="P2"><text:s text:c="36"/>…,_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connector>
        <draw:connector draw:style-name="gr9" draw:text-style-name="P12" draw:layer="layout" svg:x1="13.11cm" svg:y1="14.335cm" svg:x2="10.525cm" svg:y2="15.665cm" draw:start-shape="id22" draw:end-shape="id20" draw:end-glue-point="1" svg:d="M13110 14335v1330h-2585" svg:viewBox="0 0 2586 1331">
          <text:p text:style-name="P2"><text:s text:c="22"/>(1,2,3,…)</text:p>
        </draw:connector>
        <draw:line draw:style-name="gr13" draw:text-style-name="P12" draw:layer="layout" svg:x1="13.095cm" svg:y1="11.795cm" svg:x2="14.365cm" svg:y2="11.795cm">
          <text:p/>
        </draw:line>
        <draw:line draw:style-name="gr14" draw:text-style-name="P12" draw:layer="layout" svg:x1="14.365cm" svg:y1="11.795cm" svg:x2="14.365cm" svg:y2="13.065cm">
          <text:p/>
        </draw:line>
        <draw:line draw:style-name="gr13" draw:text-style-name="P12" draw:layer="layout" svg:x1="14.365cm" svg:y1="11.795cm" svg:x2="15.635cm" svg:y2="11.795cm">
          <text:p/>
        </draw:line>
        <draw:line draw:style-name="gr14" draw:text-style-name="P12" draw:layer="layout" svg:x1="15.635cm" svg:y1="11.795cm" svg:x2="15.635cm" svg:y2="13.065cm">
          <text:p/>
        </draw:line>
        <draw:line draw:style-name="gr13" draw:text-style-name="P12" draw:layer="layout" svg:x1="15.635cm" svg:y1="11.795cm" svg:x2="16.397cm" svg:y2="11.795cm">
          <text:p/>
        </draw:line>
        <draw:frame draw:style-name="gr1" draw:text-style-name="P1" draw:layer="layout" svg:width="6.598cm" svg:height="2.731cm" svg:x="1cm" svg:y="1.002cm">
          <draw:text-box>
            <text:p><text:span text:style-name="T1">Program Version 2:</text:span></text:p>
            <text:p><text:span text:style-name="T1">(1) middle(X, [H|T]) :-</text:span></text:p>
            <text:p><text:span text:style-name="T1">(2) <text:s text:c="2"/>append(M, [L], T),</text:span></text:p>
            <text:p><text:span text:style-name="T1">(3) <text:s text:c="2"/>middle(X, M).</text:span></text:p>
            <text:p><text:span text:style-name="T1">(4) middle(X, [X]).</text:span></text:p>
          </draw:text-box>
        </draw:frame>
        <draw:frame draw:style-name="gr17" draw:text-style-name="P7" draw:layer="layout" svg:width="8.89cm" svg:height="5.211cm" svg:x="17.51cm" svg:y="12.965cm">
          <draw:text-box>
            <text:p text:style-name="P6"><text:span text:style-name="T3">Unlike the first version of the program, this will not consider the [a] expansion, first, which will result in it never being considered as a potential solution for X since there will be, as in version 1, an infinite number of combinations for the substitution of H and T. However, the program will still respond with answers but will always be: [_A,…,a,_B,…,_C], and trivial solution [a] won't be found...</text:span></text:p>
          </draw:text-box>
        </draw:frame>
        <draw:frame draw:style-name="gr16" draw:text-style-name="P7" draw:layer="layout" svg:width="10.16cm" svg:height="3.227cm" svg:x="15.478cm" svg:y="2.016cm">
          <draw:text-box>
            <text:p text:style-name="P6">Here however, version 3 of the program which is quite similar, will not get the same behavior, since it will never consider the anonymous variable subst. which would otherwise have happened. Therefore, <text:s/>version 3 won't terminate.</text:p>
          </draw:text-box>
        </draw:frame>
      </draw:page>
      <draw:page draw:name="V31" draw:style-name="dp1" draw:master-page-name="Default">
        <draw:frame draw:style-name="gr1" draw:text-style-name="P1" draw:layer="layout" svg:width="6.598cm" svg:height="2.731cm" svg:x="1cm" svg:y="1.002cm">
          <draw:text-box>
            <text:p><text:span text:style-name="T1">Program Version 3:</text:span></text:p>
            <text:p><text:span text:style-name="T1">(1) middle(X, [H|T]) :-</text:span></text:p>
            <text:p><text:span text:style-name="T1">(2) <text:s text:c="2"/>middle(X, M),</text:span></text:p>
            <text:p><text:span text:style-name="T1">(3) <text:s text:c="2"/>append(M, [L], T).</text:span></text:p>
            <text:p><text:span text:style-name="T1">(4) middle(X, [X]).</text:span></text:p>
          </draw:text-box>
        </draw:frame>
        <draw:custom-shape draw:style-name="gr2" draw:text-style-name="P3" draw:layer="layout" svg:width="6.35cm" svg:height="1.27cm" svg:x="8.62cm" svg:y="4.81cm">
          <text:p text:style-name="P2">?- middle(X, [a,b,c])</text:p>
          <draw:enhanced-geometry svg:viewBox="0 0 21600 21600" draw:type="rectangle" draw:enhanced-path="M 0 0 L 21600 0 21600 21600 0 21600 0 0 Z N"/>
        </draw:custom-shape>
        <draw:line draw:style-name="gr6" draw:text-style-name="P5" draw:layer="layout" svg:x1="11.795cm" svg:y1="3.54cm" svg:x2="11.795cm" svg:y2="4.81cm">
          <text:p/>
        </draw:line>
        <draw:custom-shape draw:style-name="gr4" draw:text-style-name="P3" xml:id="id23" draw:id="id23" draw:layer="layout" svg:width="10.16cm" svg:height="1.27cm" svg:x="6.715cm" svg:y="8.62cm">
          <text:p text:style-name="P2">:- middle(X, M), append(M, [L], [b,c])</text:p>
          <draw:enhanced-geometry svg:viewBox="0 0 21600 21600" draw:type="rectangle" draw:enhanced-path="M 0 0 L 21600 0 21600 21600 0 21600 0 0 Z N"/>
        </draw:custom-shape>
        <draw:connector draw:style-name="gr3" draw:text-style-name="P5" draw:layer="layout" svg:x1="11.795cm" svg:y1="6.08cm" svg:x2="11.795cm" svg:y2="8.62cm" draw:end-shape="id23" svg:d="M11795 6080v2540" svg:viewBox="0 0 1 2541">
          <text:p text:style-name="P2"/>
          <text:p text:style-name="P2"/>
          <text:p text:style-name="P2">(1) {H/a, T/[b,c]} <text:s text:c="20"/></text:p>
          <text:p text:style-name="P2"/>
          <text:p text:style-name="P2"/>
        </draw:connector>
        <draw:custom-shape draw:style-name="gr2" draw:text-style-name="P4" xml:id="id24" draw:id="id24" draw:layer="layout" svg:width="6.35cm" svg:height="1.27cm" svg:x="18.781cm" svg:y="8.62cm">
          <text:p text:style-name="P2"><text:span text:style-name="T1">--derivation failed--</text:span></text:p>
          <draw:enhanced-geometry svg:viewBox="0 0 21600 21600" draw:type="rectangle" draw:enhanced-path="M 0 0 L 21600 0 21600 21600 0 21600 0 0 Z N"/>
        </draw:custom-shape>
        <draw:connector draw:style-name="gr3" draw:text-style-name="P5" draw:layer="layout" draw:line-skew="0.25cm" svg:x1="11.796cm" svg:y1="6.08cm" svg:x2="21.956cm" svg:y2="8.62cm" draw:end-shape="id24" draw:end-glue-point="0" svg:d="M11796 6080v1261h10160v1279" svg:viewBox="0 0 10161 2541">
          <text:p text:style-name="P2">(4) {<text:span text:style-name="T2">ε}</text:span></text:p>
          <text:p text:style-name="P2"><text:span text:style-name="T2"/></text:p>
          <text:p text:style-name="P2"><text:span text:style-name="T2"/></text:p>
        </draw:connector>
        <draw:custom-shape draw:style-name="gr2" draw:text-style-name="P4" xml:id="id25" draw:id="id25" draw:layer="layout" svg:width="6.35cm" svg:height="1.27cm" svg:x="8.62cm" svg:y="12.43cm">
          <text:p text:style-name="P2"><text:span text:style-name="T1">--infinite derivation--</text:span></text:p>
          <draw:enhanced-geometry svg:viewBox="0 0 21600 21600" draw:type="rectangle" draw:enhanced-path="M 0 0 L 21600 0 21600 21600 0 21600 0 0 Z N"/>
        </draw:custom-shape>
        <draw:connector draw:style-name="gr3" draw:text-style-name="P5" draw:layer="layout" svg:x1="11.795cm" svg:y1="9.89cm" svg:x2="11.795cm" svg:y2="12.43cm" draw:start-shape="id23" draw:start-glue-point="2" draw:end-shape="id25" draw:end-glue-point="0" svg:d="M11795 9890v2540" svg:viewBox="0 0 1 2541">
          <text:p text:style-name="P2">(2) {<text:span text:style-name="T2">ε</text:span>} <text:s text:c="8"/></text:p>
        </draw:connector>
        <draw:custom-shape draw:style-name="gr5" draw:text-style-name="P3" xml:id="id26" draw:id="id26" draw:layer="layout" svg:width="5.08cm" svg:height="1.27cm" svg:x="16.24cm" svg:y="12.43cm">
          <text:p text:style-name="P2">:- middle(X, [b])</text:p>
          <draw:enhanced-geometry svg:viewBox="0 0 21600 21600" draw:type="rectangle" draw:enhanced-path="M 0 0 L 21600 0 21600 21600 0 21600 0 0 Z N"/>
        </draw:custom-shape>
        <draw:connector draw:style-name="gr3" draw:text-style-name="P5" draw:layer="layout" svg:x1="11.795cm" svg:y1="9.89cm" svg:x2="18.78cm" svg:y2="12.43cm" draw:start-shape="id23" draw:start-glue-point="2" draw:end-shape="id26" draw:end-glue-point="0" svg:d="M11795 9890v1270h6985v1270" svg:viewBox="0 0 6986 2541">
          <text:p text:style-name="P2">(3) {M/[b], L/c}</text:p>
          <text:p text:style-name="P2"/>
          <text:p text:style-name="P2"/>
        </draw:connector>
        <draw:custom-shape draw:style-name="gr2" draw:text-style-name="P4" xml:id="id27" draw:id="id27" draw:layer="layout" svg:width="6.35cm" svg:height="1.27cm" svg:x="15.605cm" svg:y="16.24cm">
          <text:p text:style-name="P2"><text:span text:style-name="T1">--derivation success--</text:span></text:p>
          <draw:enhanced-geometry svg:viewBox="0 0 21600 21600" draw:type="rectangle" draw:enhanced-path="M 0 0 L 21600 0 21600 21600 0 21600 0 0 Z N"/>
        </draw:custom-shape>
        <draw:connector draw:style-name="gr3" draw:text-style-name="P5" draw:layer="layout" svg:x1="18.78cm" svg:y1="13.7cm" svg:x2="18.78cm" svg:y2="16.24cm" draw:start-shape="id26" draw:start-glue-point="2" draw:end-shape="id27" svg:d="M18780 13700v2540" svg:viewBox="0 0 1 2541">
          <text:p text:style-name="P2">(2,4) {X/b} <text:s text:c="12"/></text:p>
        </draw:connector>
        <draw:frame draw:style-name="gr18" draw:text-style-name="P7" draw:layer="layout" svg:width="8.89cm" svg:height="4.715cm" svg:x="3.54cm" svg:y="14.97cm">
          <draw:text-box>
            <text:p text:style-name="P6"><text:span text:style-name="T3">Again, the derivation is affected by the Prolog selection strategies, instead of picking ‘append’ before ‘middle’ when expanding clause (1), the program will find itself trying to find the middle and with no additional information gained. Look at program version 1 and 2, when the ‘append’ was before, allowing the derivation to actually resolve variables.</text:span></text:p>
          </draw:text-box>
        </draw:frame>
      </draw:page>
      <draw:page draw:name="V41" draw:style-name="dp1" draw:master-page-name="Default">
        <draw:frame draw:style-name="gr1" draw:text-style-name="P1" draw:layer="layout" svg:width="6.598cm" svg:height="2.731cm" svg:x="1cm" svg:y="1.003cm">
          <draw:text-box>
            <text:p><text:span text:style-name="T1">Program Version 4:</text:span></text:p>
            <text:p><text:span text:style-name="T1">(1) middle(X, [X]).</text:span></text:p>
            <text:p><text:span text:style-name="T1">(2) middle(X, [H|T]) :-</text:span></text:p>
            <text:p><text:span text:style-name="T1">(3) <text:s text:c="2"/>middle(X, M),</text:span></text:p>
            <text:p><text:span text:style-name="T1">(4) <text:s text:c="2"/>append(M, [L], T).</text:span></text:p>
          </draw:text-box>
        </draw:frame>
        <draw:custom-shape draw:style-name="gr2" draw:text-style-name="P3" xml:id="id28" draw:id="id28" draw:layer="layout" svg:width="6.35cm" svg:height="1.27cm" svg:x="8.62cm" svg:y="4.81cm">
          <text:p text:style-name="P2">?- middle(X, [a,b,c])</text:p>
          <draw:enhanced-geometry svg:viewBox="0 0 21600 21600" draw:type="rectangle" draw:enhanced-path="M 0 0 L 21600 0 21600 21600 0 21600 0 0 Z N"/>
        </draw:custom-shape>
        <draw:line draw:style-name="gr6" draw:text-style-name="P5" draw:layer="layout" svg:x1="11.795cm" svg:y1="3.54cm" svg:x2="11.795cm" svg:y2="4.81cm">
          <text:p/>
        </draw:line>
        <draw:custom-shape draw:style-name="gr2" draw:text-style-name="P4" xml:id="id29" draw:id="id29" draw:layer="layout" svg:width="6.35cm" svg:height="1.27cm" svg:x="8.62cm" svg:y="8.62cm">
          <text:p text:style-name="P2"><text:span text:style-name="T1">--derivation failed--</text:span></text:p>
          <draw:enhanced-geometry svg:viewBox="0 0 21600 21600" draw:type="rectangle" draw:enhanced-path="M 0 0 L 21600 0 21600 21600 0 21600 0 0 Z N"/>
        </draw:custom-shape>
        <draw:connector draw:style-name="gr3" draw:text-style-name="P5" draw:layer="layout" svg:x1="11.795cm" svg:y1="6.08cm" svg:x2="11.795cm" svg:y2="8.62cm" draw:start-shape="id28" draw:start-glue-point="2" draw:end-shape="id29" draw:end-glue-point="0" svg:d="M11795 6080v2540" svg:viewBox="0 0 1 2541">
          <text:p text:style-name="P2">(1) {<text:span text:style-name="T2">ε</text:span>} <text:s text:c="8"/></text:p>
        </draw:connector>
        <draw:custom-shape draw:style-name="gr4" draw:text-style-name="P3" xml:id="id30" draw:id="id30" draw:layer="layout" svg:width="10.16cm" svg:height="1.27cm" svg:x="16.24cm" svg:y="8.62cm">
          <text:p text:style-name="P2">:- middle(X, M), append(M, [L], [b,c])</text:p>
          <draw:enhanced-geometry svg:viewBox="0 0 21600 21600" draw:type="rectangle" draw:enhanced-path="M 0 0 L 21600 0 21600 21600 0 21600 0 0 Z N"/>
        </draw:custom-shape>
        <draw:connector draw:style-name="gr3" draw:text-style-name="P5" draw:layer="layout" svg:x1="11.795cm" svg:y1="6.08cm" svg:x2="21.32cm" svg:y2="8.62cm" draw:start-shape="id28" draw:start-glue-point="2" draw:end-shape="id30" svg:d="M11795 6080v1270h9525v1270" svg:viewBox="0 0 9526 2541">
          <text:p text:style-name="P2">(2) {H/a, T/[b,c}</text:p>
          <text:p text:style-name="P2"/>
          <text:p text:style-name="P2"/>
        </draw:connector>
        <draw:connector draw:style-name="gr3" draw:text-style-name="P5" draw:layer="layout" svg:x1="21.32cm" svg:y1="9.89cm" svg:x2="13.7cm" svg:y2="12.43cm" draw:start-shape="id30" draw:start-glue-point="2" draw:end-shape="id31" draw:end-glue-point="0" svg:d="M21320 9890v1270h-7620v1270" svg:viewBox="0 0 7621 2541">
          <text:p text:style-name="P2">(4) {M/[b], L/c}</text:p>
          <text:p text:style-name="P2"/>
          <text:p text:style-name="P2"><text:s text:c="13"/></text:p>
        </draw:connector>
        <draw:custom-shape draw:style-name="gr2" draw:text-style-name="P4" xml:id="id32" draw:id="id32" draw:layer="layout" svg:width="6.35cm" svg:height="1.27cm" svg:x="18.145cm" svg:y="12.43cm">
          <text:p text:style-name="P2"><text:span text:style-name="T1">--infinite derivation--</text:span></text:p>
          <draw:enhanced-geometry svg:viewBox="0 0 21600 21600" draw:type="rectangle" draw:enhanced-path="M 0 0 L 21600 0 21600 21600 0 21600 0 0 Z N"/>
        </draw:custom-shape>
        <draw:connector draw:style-name="gr3" draw:text-style-name="P5" draw:layer="layout" svg:x1="21.32cm" svg:y1="9.89cm" svg:x2="21.32cm" svg:y2="12.43cm" draw:start-shape="id30" draw:start-glue-point="2" draw:end-shape="id32" svg:d="M21320 9890v2540" svg:viewBox="0 0 1 2541">
          <text:p text:style-name="P2"><text:s text:c="9"/>(3) {<text:span text:style-name="T2">ε}</text:span></text:p>
        </draw:connector>
        <draw:custom-shape draw:style-name="gr5" draw:text-style-name="P3" xml:id="id31" draw:id="id31" draw:layer="layout" svg:width="5.08cm" svg:height="1.27cm" svg:x="11.16cm" svg:y="12.43cm">
          <text:p text:style-name="P2">:- middle(X, [b])</text:p>
          <draw:enhanced-geometry svg:viewBox="0 0 21600 21600" draw:type="rectangle" draw:enhanced-path="M 0 0 L 21600 0 21600 21600 0 21600 0 0 Z N"/>
        </draw:custom-shape>
        <draw:custom-shape draw:style-name="gr2" draw:text-style-name="P4" xml:id="id33" draw:id="id33" draw:layer="layout" svg:width="6.35cm" svg:height="1.27cm" svg:x="10.525cm" svg:y="16.24cm">
          <text:p text:style-name="P2"><text:span text:style-name="T1">--derivation success--</text:span></text:p>
          <draw:enhanced-geometry svg:viewBox="0 0 21600 21600" draw:type="rectangle" draw:enhanced-path="M 0 0 L 21600 0 21600 21600 0 21600 0 0 Z N"/>
        </draw:custom-shape>
        <draw:connector draw:style-name="gr3" draw:text-style-name="P5" draw:layer="layout" svg:x1="13.7cm" svg:y1="13.7cm" svg:x2="13.7cm" svg:y2="16.24cm" draw:start-shape="id31" draw:start-glue-point="2" draw:end-shape="id33" svg:d="M13700 13700v2540" svg:viewBox="0 0 1 2541">
          <text:p text:style-name="P2">(3,1) {X/b} <text:s text:c="12"/></text:p>
        </draw:connector>
        <draw:frame draw:style-name="gr7" draw:text-style-name="P7" draw:layer="layout" svg:width="8.89cm" svg:height="4.219cm" svg:x="17.51cm" svg:y="14.97cm">
          <draw:text-box>
            <text:p text:style-name="P6"><text:span text:style-name="T3">Finally, in this last case of the first goal the program will actually be able to get one successful derivation before being stuck again in infinite derivation. Since the base case appears first in the prog. it will be evaluated first, and ‘append’ will already have been substituted, the base case can then just plug values 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adornments="Book" style:font-family-generic="swiss"/>
    <style:font-face style:name="DejaVu Sans" svg:font-family="'DejaVu Sans'" style:font-adornments="Book" style:font-pitch="fixed"/>
    <style:font-face style:name="DejaVu Sans Mono3" svg:font-family="'DejaVu Sans Mono'" style:font-adornments="Book" style:font-pitch="fixed"/>
    <style:font-face style:name="DejaVu Sans Mono6" svg:font-family="'DejaVu Sans Mono'" style:font-family-generic="modern" style:font-pitch="fixed"/>
    <style:font-face style:name="DejaVu Sans Mono4" svg:font-family="'DejaVu Sans Mono'" style:font-adornments="Book" style:font-family-generic="modern" style:font-pitch="fixed"/>
    <style:font-face style:name="DejaVu Sans2" svg:font-family="'DejaVu Sans'" style:font-pitch="variable"/>
    <style:font-face style:name="DejaVu Sans1" svg:font-family="'DejaVu Sans'" style:font-adornments="Book" style:font-pitch="variable"/>
    <style:font-face style:name="DejaVu Sans Mono2" svg:font-family="'DejaVu Sans Mono'" style:font-adornments="Book" style:font-pitch="variable"/>
    <style:font-face style:name="DejaVu Sans Mono5" svg:font-family="'DejaVu Sans Mono'" style:font-family-generic="modern" style:font-pitch="variable"/>
    <style:font-face style:name="Droid Sans Devanagari1" svg:font-family="'Droid Sans Devanagari'" style:font-family-generic="modern" style:font-pitch="variable"/>
    <style:font-face style:name="Droid Sans Fallback1" svg:font-family="'Droid Sans Fallback'" style:font-family-generic="modern"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Mono3" fo:font-family="'DejaVu Sans Mono'" style:font-style-name="Book" style:font-pitch="fixed"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9T20:11:12.948149085</meta:creation-date>
    <dc:date>2016-10-01T17:14:55.083487076</dc:date>
    <meta:editing-duration>PT4H19M13S</meta:editing-duration>
    <meta:editing-cycles>348</meta:editing-cycles>
    <meta:generator>LibreOffice/5.0.3.2$Linux_X86_64 LibreOffice_project/00m0$Build-2</meta:generator>
    <meta:document-statistic meta:object-count="94"/>
  </office:meta>
</office:document-meta>
</file>